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F000000EB2186FF8AC108B0C8.png" manifest:media-type="image/png"/>
  <manifest:file-entry manifest:full-path="Pictures/100000000000044900000053B2F429DA8FDF5478.jpg" manifest:media-type="image/jpeg"/>
  <manifest:file-entry manifest:full-path="Pictures/100002010000012F0000016934948BE4592282A0.png" manifest:media-type="image/png"/>
  <manifest:file-entry manifest:full-path="Pictures/1000020100000135000001334DD49DB91BD8EBDC.png" manifest:media-type="image/png"/>
  <manifest:file-entry manifest:full-path="Pictures/100000000000031200000354B390F34556D7474A.jpg" manifest:media-type="image/jpeg"/>
  <manifest:file-entry manifest:full-path="Pictures/10000201000004D8000002FE4BC56A9B2417C4B1.png" manifest:media-type="image/png"/>
  <manifest:file-entry manifest:full-path="Pictures/100000000000031200000354730A06A81EE3759E.jpg" manifest:media-type="image/jpeg"/>
  <manifest:file-entry manifest:full-path="Pictures/1000020100000130000002E910A09F7B19C331DE.png" manifest:media-type="image/png"/>
  <manifest:file-entry manifest:full-path="Pictures/1000020100000134000001749B0D3C7719E12B75.png" manifest:media-type="image/png"/>
  <manifest:file-entry manifest:full-path="Pictures/100000000000044800000041388BA864AB0701EA.jpg" manifest:media-type="image/jpeg"/>
  <manifest:file-entry manifest:full-path="Pictures/1000020100000145000001B1B22CD058454C1A44.png" manifest:media-type="image/png"/>
  <manifest:file-entry manifest:full-path="Pictures/100002010000012C00000163AE87A8E367F0B9B3.png" manifest:media-type="image/png"/>
  <manifest:file-entry manifest:full-path="Pictures/100002010000012D0000018A415B821EA5611572.png" manifest:media-type="image/png"/>
  <manifest:file-entry manifest:full-path="Pictures/100002010000012D0000012DB84E20D6815607A6.png" manifest:media-type="image/png"/>
  <manifest:file-entry manifest:full-path="Pictures/100002010000012A000001817E544B65BDB186BD.png" manifest:media-type="image/png"/>
  <manifest:file-entry manifest:full-path="Pictures/100002010000012D000001922AF41D39E5894557.png" manifest:media-type="image/png"/>
  <manifest:file-entry manifest:full-path="Pictures/100002010000013200000172AE3523079D258BC0.png" manifest:media-type="image/png"/>
  <manifest:file-entry manifest:full-path="Pictures/100002010000012E000002BB7B007B628B810033.png" manifest:media-type="image/png"/>
  <manifest:file-entry manifest:full-path="Pictures/10000201000001340000019169A016408C1F28CB.png" manifest:media-type="image/png"/>
  <manifest:file-entry manifest:full-path="Pictures/100002010000013500000186A6F75622E802716F.png" manifest:media-type="image/png"/>
  <manifest:file-entry manifest:full-path="Pictures/100002010000012F00000199FCAE13B73934D9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ucida Sans3" svg:font-family="'Lucida Sans'" style:font-family-generic="swiss"/>
    <style:font-face style:name="Lucida Sans1" svg:font-family="'Lucida San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4" svg:font-family="'Lucida Sans'" style:font-family-generic="roman" style:font-pitch="variable"/>
    <style:font-face style:name="Noto Sans" svg:font-family="'Noto Sans'" style:font-family-generic="roman" style:font-pitch="variable"/>
    <style:font-face style:name="細明體_HKSCS-ExtB" svg:font-family="細明體_HKSCS-ExtB" style:font-family-generic="roman" style:font-pitch="variable"/>
    <style:font-face style:name="Liberation Sans2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77cm"/>
      <style:paragraph-properties style:writing-mode="lr-tb"/>
    </style:style>
    <style:style style:name="gr3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fo:min-height="0.95cm"/>
    </style:style>
    <style:style style:name="pr1" style:family="presentation" style:parent-style-name="預設-title">
      <style:graphic-properties fo:min-height="2.629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5cm" fo:margin-bottom="0cm" fo:text-align="start" fo:text-indent="0cm"/>
    </style:style>
    <style:style style:name="P7" style:family="paragraph">
      <loext:graphic-properties draw:fill-color="#ffffff"/>
      <style:paragraph-properties style:writing-mode="lr-tb"/>
      <style:text-properties style:font-size-asian="20pt"/>
    </style:style>
    <style:style style:name="P8" style:family="paragraph">
      <loext:graphic-properties draw:fill="none"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font-name="細明體_HKSCS-ExtB" fo:font-size="26pt" style:font-size-asian="26pt" style:font-name-complex="細明體_HKSCS-ExtB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001cm" svg:y="12.171cm" presentation:class="title" presentation:user-transformed="true">
          <draw:text-box>
            <text:p><text:span text:style-name="T1">TFD101-09 </text:span><text:span text:style-name="T1">李亭葦</text:span></text:p>
          </draw:text-box>
        </draw:frame>
        <draw:frame draw:style-name="gr1" draw:text-style-name="P2" draw:layer="layout" svg:width="19.549cm" svg:height="1.478cm" svg:x="4.552cm" svg:y="14.1cm">
          <draw:image xlink:href="Pictures/100000000000044900000053B2F429DA8FDF5478.jpg" xlink:type="simple" xlink:show="embed" xlink:actuate="onLoad" loext:mime-type="image/jpeg">
            <text:p/>
          </draw:image>
        </draw:frame>
        <draw:frame draw:style-name="gr1" draw:text-style-name="P2" draw:layer="layout" svg:width="6.928cm" svg:height="9cm" svg:x="30.8cm" svg:y="6cm">
          <draw:image xlink:href="Pictures/100000000000031200000354B390F34556D7474A.jpg" xlink:type="simple" xlink:show="embed" xlink:actuate="onLoad" loext:mime-type="image/jpeg">
            <text:p/>
          </draw:image>
        </draw:frame>
        <draw:frame draw:style-name="gr2" draw:text-style-name="P3" draw:layer="layout" svg:width="8.2cm" svg:height="3.02cm" svg:x="9.9cm" svg:y="9.4cm">
          <draw:text-box>
            <text:p><text:span text:style-name="T2">Easy <text:s/>Wedding </text:span></text:p>
            <text:p><text:span text:style-name="T2"><text:s/></text:span><text:span text:style-name="T2">婚禮佈置公司</text:span></text:p>
          </draw:text-box>
        </draw:frame>
        <draw:frame draw:style-name="gr3" draw:text-style-name="P4" draw:layer="layout" svg:width="8.221cm" svg:height="8.911cm" svg:x="8.979cm" svg:y="0.489cm">
          <draw:image xlink:href="Pictures/100000000000031200000354730A06A81EE3759E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-7.8cm" svg:y="4.771cm" presentation:class="title" presentation:user-transformed="true">
          <draw:text-box>
            <text:p>網站簡介</text:p>
          </draw:text-box>
        </draw:frame>
        <draw:frame presentation:style-name="pr3" draw:text-style-name="P1" draw:layer="layout" svg:width="25.199cm" svg:height="11.334cm" svg:x="8.2cm" svg:y="1.866cm" presentation:class="outline" presentation:user-transformed="true">
          <draw:text-box>
            <text:list text:style-name="L2">
              <text:list-header>
                <text:p text:style-name="P6"><text:span text:style-name="T3">網站名稱</text:span><text:span text:style-name="T3">: EasyWedding</text:span></text:p>
                <text:p text:style-name="P6"><text:span text:style-name="T3"/></text:p>
                <text:p text:style-name="P6"><text:span text:style-name="T3">網站主題</text:span><text:span text:style-name="T3">:</text:span><text:span text:style-name="T3">婚禮佈置公司</text:span></text:p>
                <text:p text:style-name="P6"><text:span text:style-name="T3"/></text:p>
                <text:p text:style-name="P6"><text:span text:style-name="T3">網站目的</text:span><text:span text:style-name="T3">:</text:span><text:span text:style-name="T3">提供婚禮佈置的相關用品供新人租用</text:span><text:span text:style-name="T3">,</text:span></text:p>
                <text:p text:style-name="P6"><text:span text:style-name="T3"><text:s text:c="19"/></text:span><text:span text:style-name="T3">也提供與結婚相關的知識供參考</text:span></text:p>
                <text:p text:style-name="P6"><text:span text:style-name="T3"/></text:p>
                <text:p text:style-name="P6"><text:span text:style-name="T3">目標客群</text:span><text:span text:style-name="T3">:20~40</text:span><text:span text:style-name="T3">歲想結婚的女性</text:span></text:p>
              </text:list-header>
            </text:list>
          </draw:text-box>
        </draw:frame>
        <draw:frame draw:style-name="gr1" draw:text-style-name="P2" draw:layer="layout" svg:width="15.744cm" svg:height="0.933cm" draw:transform="rotate (-1.57690497917688) translate (1.162cm 0.006cm)">
          <draw:image xlink:href="Pictures/100000000000044800000041388BA864AB0701EA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-7.8cm" svg:y="4.771cm" presentation:class="title" presentation:user-transformed="true">
          <draw:text-box>
            <text:p>網站設計</text:p>
          </draw:text-box>
        </draw:frame>
        <draw:frame presentation:style-name="pr3" draw:text-style-name="P1" draw:layer="layout" svg:width="25.199cm" svg:height="11.4cm" svg:x="7.301cm" svg:y="1.6cm" presentation:class="outline" presentation:user-transformed="true">
          <draw:text-box>
            <text:list text:style-name="L2">
              <text:list-header>
                <text:p text:style-name="P6"><text:span text:style-name="T3">Logo </text:span><text:span text:style-name="T3">設計</text:span><text:span text:style-name="T3">: </text:span></text:p>
                <text:p text:style-name="P6"><text:span text:style-name="T3"/></text:p>
                <text:p text:style-name="P6"><text:span text:style-name="T3">字型選用</text:span><text:span text:style-name="T3">:</text:span><text:span text:style-name="T3">思源黑體 </text:span><text:span text:style-name="T3">Noto Sans</text:span></text:p>
                <text:p text:style-name="P6"><text:span text:style-name="T3"/></text:p>
                <text:p text:style-name="P6"><text:span text:style-name="T3">色彩計劃</text:span><text:span text:style-name="T3">: <text:s text:c="6"/></text:span></text:p>
                <text:p text:style-name="P6"><text:span text:style-name="T3"><text:s text:c="35"/></text:span></text:p>
                <text:p text:style-name="P6"><text:span text:style-name="T3"/></text:p>
                <text:p text:style-name="P6"><text:span text:style-name="T3"/></text:p>
                <text:p text:style-name="P6"><text:span text:style-name="T3"/></text:p>
              </text:list-header>
            </text:list>
          </draw:text-box>
        </draw:frame>
        <draw:frame draw:style-name="gr1" draw:text-style-name="P2" draw:layer="layout" svg:width="2.4cm" svg:height="2.6cm" svg:x="15.8cm" svg:y="0.8cm">
          <draw:image xlink:href="Pictures/10000201000000DF000000EB2186FF8AC108B0C8.png" xlink:type="simple" xlink:show="embed" xlink:actuate="onLoad" loext:mime-type="image/png">
            <text:p/>
          </draw:image>
        </draw:frame>
        <draw:frame draw:style-name="gr5" draw:text-style-name="P8" draw:layer="layout" svg:width="2.4cm" svg:height="1.2cm" svg:x="3.6cm" svg:y="11cm">
          <draw:text-box>
            <text:p/>
          </draw:text-box>
        </draw:frame>
        <draw:frame draw:style-name="gr1" draw:text-style-name="P2" draw:layer="layout" svg:width="5.731cm" svg:height="7.637cm" svg:x="13.269cm" svg:y="7.4cm">
          <draw:image xlink:href="Pictures/1000020100000145000001B1B22CD058454C1A44.png" xlink:type="simple" xlink:show="embed" xlink:actuate="onLoad" loext:mime-type="image/png">
            <text:p/>
          </draw:image>
        </draw:frame>
        <draw:frame draw:style-name="gr1" draw:text-style-name="P2" draw:layer="layout" svg:width="15.594cm" svg:height="0.924cm" draw:transform="rotate (-1.57690497917688) translate (1.157cm 0.006cm)">
          <draw:image xlink:href="Pictures/100000000000044800000041388BA864AB0701EA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-7.8cm" svg:y="4.771cm" presentation:class="title" presentation:user-transformed="true">
          <draw:text-box>
            <text:p>網站架構</text:p>
          </draw:text-box>
        </draw:frame>
        <draw:frame draw:style-name="gr5" draw:text-style-name="P8" draw:layer="layout" svg:width="2.4cm" svg:height="1.2cm" svg:x="3.6cm" svg:y="11cm">
          <draw:text-box>
            <text:p/>
          </draw:text-box>
        </draw:frame>
        <draw:frame draw:style-name="gr1" draw:text-style-name="P2" draw:layer="layout" svg:width="15.744cm" svg:height="0.932cm" draw:transform="rotate (-1.57690497917688) translate (1.161cm 0.006cm)">
          <draw:image xlink:href="Pictures/100000000000044800000041388BA864AB0701EA.jpg" xlink:type="simple" xlink:show="embed" xlink:actuate="onLoad" loext:mime-type="image/jpeg">
            <text:p/>
          </draw:image>
        </draw:frame>
        <draw:frame draw:style-name="gr1" draw:text-style-name="P2" draw:layer="layout" svg:width="20.072cm" svg:height="12.6cm" svg:x="7.8cm" svg:y="1.221cm">
          <draw:image xlink:href="Pictures/10000201000004D8000002FE4BC56A9B2417C4B1.png" xlink:type="simple" xlink:show="embed" xlink:actuate="onLoad" loext:mime-type="image/png">
            <text:p/>
          </draw:image>
        </draw:frame>
        <draw:frame draw:style-name="gr1" draw:text-style-name="P2" draw:layer="layout" svg:width="19.72cm" svg:height="12.379cm" svg:x="8.152cm" svg:y="1.221cm">
          <draw:image xlink:href="Pictures/10000201000004D8000002FE4BC56A9B2417C4B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-7.8cm" svg:y="4.771cm" presentation:class="title" presentation:user-transformed="true">
          <draw:text-box>
            <text:p>Wireframe</text:p>
          </draw:text-box>
        </draw:frame>
        <draw:frame draw:style-name="gr5" draw:text-style-name="P8" draw:layer="layout" svg:width="2.4cm" svg:height="1.2cm" svg:x="3.6cm" svg:y="11cm">
          <draw:text-box>
            <text:p/>
          </draw:text-box>
        </draw:frame>
        <draw:frame draw:style-name="gr1" draw:text-style-name="P2" draw:layer="layout" svg:width="15.744cm" svg:height="0.933cm" draw:transform="rotate (-1.57690497917688) translate (1.162cm 0.006cm)">
          <draw:image xlink:href="Pictures/100000000000044800000041388BA864AB0701EA.jpg" xlink:type="simple" xlink:show="embed" xlink:actuate="onLoad" loext:mime-type="image/jpeg">
            <text:p/>
          </draw:image>
        </draw:frame>
        <draw:frame draw:style-name="gr1" draw:text-style-name="P2" draw:layer="layout" svg:width="5.361cm" svg:height="13.14cm" svg:x="9.22cm" svg:y="1.518cm">
          <draw:image xlink:href="Pictures/1000020100000130000002E910A09F7B19C331DE.png" xlink:type="simple" xlink:show="embed" xlink:actuate="onLoad" loext:mime-type="image/png">
            <text:p/>
          </draw:image>
        </draw:frame>
        <draw:frame draw:style-name="gr1" draw:text-style-name="P2" draw:layer="layout" svg:width="5.343cm" svg:height="6.366cm" svg:x="15.257cm" svg:y="1.2cm">
          <draw:image xlink:href="Pictures/100002010000012F0000016934948BE4592282A0.png" xlink:type="simple" xlink:show="embed" xlink:actuate="onLoad" loext:mime-type="image/png">
            <text:p/>
          </draw:image>
        </draw:frame>
        <draw:frame draw:style-name="gr1" draw:text-style-name="P2" draw:layer="layout" svg:width="5.308cm" svg:height="6.949cm" svg:x="15.3cm" svg:y="8cm">
          <draw:image xlink:href="Pictures/100002010000012D0000018A415B821EA5611572.png" xlink:type="simple" xlink:show="embed" xlink:actuate="onLoad" loext:mime-type="image/png">
            <text:p/>
          </draw:image>
        </draw:frame>
        <draw:frame draw:style-name="gr1" draw:text-style-name="P2" draw:layer="layout" svg:width="5.308cm" svg:height="5.308cm" svg:x="21.292cm" svg:y="1.4cm">
          <draw:image xlink:href="Pictures/100002010000012D0000012DB84E20D6815607A6.png" xlink:type="simple" xlink:show="embed" xlink:actuate="onLoad" loext:mime-type="image/png">
            <text:p/>
          </draw:image>
        </draw:frame>
        <draw:frame draw:style-name="gr1" draw:text-style-name="P2" draw:layer="layout" svg:width="5.255cm" svg:height="6.79cm" svg:x="21.3cm" svg:y="7.61cm">
          <draw:image xlink:href="Pictures/100002010000012A000001817E544B65BDB186B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-7.8cm" svg:y="4.771cm" presentation:class="title" presentation:user-transformed="true">
          <draw:text-box>
            <text:p>Wireframe</text:p>
          </draw:text-box>
        </draw:frame>
        <draw:frame draw:style-name="gr5" draw:text-style-name="P8" draw:layer="layout" svg:width="2.4cm" svg:height="1.2cm" svg:x="3.6cm" svg:y="11cm">
          <draw:text-box>
            <text:p/>
          </draw:text-box>
        </draw:frame>
        <draw:frame draw:style-name="gr1" draw:text-style-name="P2" draw:layer="layout" svg:width="15.744cm" svg:height="0.933cm" draw:transform="rotate (-1.57690497917688) translate (1.162cm 0.006cm)">
          <draw:image xlink:href="Pictures/100000000000044800000041388BA864AB0701EA.jpg" xlink:type="simple" xlink:show="embed" xlink:actuate="onLoad" loext:mime-type="image/jpeg">
            <text:p/>
          </draw:image>
        </draw:frame>
        <draw:frame draw:style-name="gr1" draw:text-style-name="P2" draw:layer="layout" svg:width="5.308cm" svg:height="7.09cm" svg:x="11cm" svg:y="1.2cm">
          <draw:image xlink:href="Pictures/100002010000012D000001922AF41D39E5894557.png" xlink:type="simple" xlink:show="embed" xlink:actuate="onLoad" loext:mime-type="image/png">
            <text:p/>
          </draw:image>
        </draw:frame>
        <draw:frame draw:style-name="gr1" draw:text-style-name="P2" draw:layer="layout" svg:width="5.396cm" svg:height="6.525cm" svg:x="16.804cm" svg:y="1.275cm">
          <draw:image xlink:href="Pictures/100002010000013200000172AE3523079D258BC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-7.8cm" svg:y="4.771cm" presentation:class="title" presentation:user-transformed="true">
          <draw:text-box>
            <text:p>Mockup</text:p>
          </draw:text-box>
        </draw:frame>
        <draw:frame draw:style-name="gr5" draw:text-style-name="P8" draw:layer="layout" svg:width="2.4cm" svg:height="1.2cm" svg:x="3.6cm" svg:y="11cm">
          <draw:text-box>
            <text:p/>
          </draw:text-box>
        </draw:frame>
        <draw:frame draw:style-name="gr1" draw:text-style-name="P2" draw:layer="layout" svg:width="15.544cm" svg:height="0.921cm" draw:transform="rotate (-1.57690497917688) translate (1.155cm 0.206cm)">
          <draw:image xlink:href="Pictures/100000000000044800000041388BA864AB0701EA.jpg" xlink:type="simple" xlink:show="embed" xlink:actuate="onLoad" loext:mime-type="image/jpeg">
            <text:p/>
          </draw:image>
        </draw:frame>
        <draw:frame draw:style-name="gr3" draw:text-style-name="P4" draw:layer="layout" svg:width="6.2cm" svg:height="14.352cm" svg:x="8.102cm" svg:y="0.448cm">
          <draw:image xlink:href="Pictures/100002010000012E000002BB7B007B628B810033.png" xlink:type="simple" xlink:show="embed" xlink:actuate="onLoad" loext:mime-type="image/png">
            <text:p/>
          </draw:image>
        </draw:frame>
        <draw:frame draw:style-name="gr3" draw:text-style-name="P4" draw:layer="layout" svg:width="5.229cm" svg:height="6.371cm" svg:x="15.1cm" svg:y="0.523cm">
          <draw:image xlink:href="Pictures/100002010000012C00000163AE87A8E367F0B9B3.png" xlink:type="simple" xlink:show="embed" xlink:actuate="onLoad" loext:mime-type="image/png">
            <text:p/>
          </draw:image>
        </draw:frame>
        <draw:frame draw:style-name="gr3" draw:text-style-name="P4" draw:layer="layout" svg:width="5.432cm" svg:height="7.072cm" svg:x="15.068cm" svg:y="7.528cm">
          <draw:image xlink:href="Pictures/10000201000001340000019169A016408C1F28CB.png" xlink:type="simple" xlink:show="embed" xlink:actuate="onLoad" loext:mime-type="image/png">
            <text:p/>
          </draw:image>
        </draw:frame>
        <draw:frame draw:style-name="gr3" draw:text-style-name="P4" draw:layer="layout" svg:width="5.449cm" svg:height="5.414cm" svg:x="21.012cm" svg:y="0.508cm">
          <draw:image xlink:href="Pictures/1000020100000135000001334DD49DB91BD8EBDC.png" xlink:type="simple" xlink:show="embed" xlink:actuate="onLoad" loext:mime-type="image/png">
            <text:p/>
          </draw:image>
        </draw:frame>
        <draw:frame draw:style-name="gr3" draw:text-style-name="P4" draw:layer="layout" svg:width="5.449cm" svg:height="6.878cm" svg:x="21.103cm" svg:y="7.576cm">
          <draw:image xlink:href="Pictures/100002010000013500000186A6F75622E802716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-7.8cm" svg:y="4.771cm" presentation:class="title" presentation:user-transformed="true">
          <draw:text-box>
            <text:p>Mockup</text:p>
          </draw:text-box>
        </draw:frame>
        <draw:frame draw:style-name="gr5" draw:text-style-name="P8" draw:layer="layout" svg:width="2.4cm" svg:height="1.2cm" svg:x="3.6cm" svg:y="11cm">
          <draw:text-box>
            <text:p/>
          </draw:text-box>
        </draw:frame>
        <draw:frame draw:style-name="gr1" draw:text-style-name="P2" draw:layer="layout" svg:width="15.744cm" svg:height="0.933cm" draw:transform="rotate (-1.57690497917688) translate (1.162cm 0.006cm)">
          <draw:image xlink:href="Pictures/100000000000044800000041388BA864AB0701EA.jpg" xlink:type="simple" xlink:show="embed" xlink:actuate="onLoad" loext:mime-type="image/jpeg">
            <text:p/>
          </draw:image>
        </draw:frame>
        <draw:frame draw:style-name="gr3" draw:text-style-name="P4" draw:layer="layout" svg:width="5.343cm" svg:height="7.213cm" svg:x="10.6cm" svg:y="1.387cm">
          <draw:image xlink:href="Pictures/100002010000012F00000199FCAE13B73934D94F.png" xlink:type="simple" xlink:show="embed" xlink:actuate="onLoad" loext:mime-type="image/png">
            <text:p/>
          </draw:image>
        </draw:frame>
        <draw:frame draw:style-name="gr3" draw:text-style-name="P4" draw:layer="layout" svg:width="5.432cm" svg:height="6.561cm" svg:x="16.663cm" svg:y="1.408cm">
          <draw:image xlink:href="Pictures/1000020100000134000001749B0D3C7719E12B7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-7.8cm" svg:y="4.771cm" presentation:class="title" presentation:user-transformed="true">
          <draw:text-box>
            <text:p>參考網站</text:p>
          </draw:text-box>
        </draw:frame>
        <draw:frame draw:style-name="gr5" draw:text-style-name="P8" draw:layer="layout" svg:width="2.4cm" svg:height="1.2cm" svg:x="3.6cm" svg:y="11cm">
          <draw:text-box>
            <text:p/>
          </draw:text-box>
        </draw:frame>
        <draw:frame draw:style-name="gr1" draw:text-style-name="P2" draw:layer="layout" svg:width="15.744cm" svg:height="0.933cm" draw:transform="rotate (-1.57690497917688) translate (1.162cm 0.006cm)">
          <draw:image xlink:href="Pictures/100000000000044800000041388BA864AB0701EA.jpg" xlink:type="simple" xlink:show="embed" xlink:actuate="onLoad" loext:mime-type="image/jpeg">
            <text:p/>
          </draw:image>
        </draw:frame>
        <draw:frame presentation:style-name="pr3" draw:text-style-name="P1" draw:layer="layout" svg:width="25.199cm" svg:height="9.134cm" svg:x="8.6cm" svg:y="2.2cm" presentation:class="outline" presentation:user-transformed="true">
          <draw:text-box>
            <text:p><text:a xlink:href="https://www.foreverwed.com.tw/emcee/" xlink:type="simple">https:www.foreverwed.com.tw/emcee/</text:a></text:p>
            <text:p><text:a xlink:href="https://www.weddings.com.tw/services/" xlink:type="simple">https://www.weddings.com.tw/services/</text:a></text:p>
            <text:p><text:a xlink:href="http://www.honeybearhouse.com.tw/" xlink:type="simple">http://www.honeybearhouse.com.tw/</text:a></text:p>
            <text:p><text:a xlink:href="http://www.weddingwishlove.com/product/bd_thegreatgatsby-2/" xlink:type="simple">http://www.weddingwishlove.com/product/bd_thegreatgatsby-2/</text:a></text:p>
            <text:p><text:a xlink:href="https://www.the-miss-w.com/" xlink:type="simple">https://www.the-miss-w.com/</text:a></text:p>
            <text:p><text:a xlink:href="http://www.joyhouse-rental.com/index/products/?category=86" xlink:type="simple">http://www.joyhouse-rental.com/index/products/?category=86</text:a></text:p>
            <text:p><text:a xlink:href="https://arlis.tw/" xlink:type="simple">https://arlis.tw/</text:a></text:p>
            <text:p><text:a xlink:href="https://www.sccolor.com.tw/index.php?type=click" xlink:type="simple">https://www.sccolor.com.tw/index.php?type=click</text:a></text:p>
            <text:p><text:a xlink:href="https://www.hcstore.com.tw/" xlink:type="simple">https://www.hcstore.com.tw/</text:a></text:p>
            <text:p><text:a xlink:href="https://iwatch.com.tw/wedding/design/" xlink:type="simple">https://iwatch.com.tw/wedding/design/</text:a></text:p>
            <text:p><text:a xlink:href="https://www.foreverwed.com.tw/dressing/" xlink:type="simple">https://www.foreverwed.com.tw/dressing/</text:a></text:p>
            <text:p><text:a xlink:href="http://www.bw-wedding.com/" xlink:type="simple">http://www.bw-wedding.com/</text:a></text:p>
            <text:p/>
            <text:p/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ucida Sans3" svg:font-family="'Lucida Sans'" style:font-family-generic="swiss"/>
    <style:font-face style:name="Lucida Sans1" svg:font-family="'Lucida San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4" svg:font-family="'Lucida Sans'" style:font-family-generic="roman" style:font-pitch="variable"/>
    <style:font-face style:name="Noto Sans" svg:font-family="'Noto Sans'" style:font-family-generic="roman" style:font-pitch="variable"/>
    <style:font-face style:name="細明體_HKSCS-ExtB" svg:font-family="細明體_HKSCS-ExtB" style:font-family-generic="roman" style:font-pitch="variable"/>
    <style:font-face style:name="Liberation Sans2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ucida Sans1" style:font-family-asian="'Lucida Sans'" style:font-pitch-asian="variable" style:font-size-asian="12pt" style:language-asian="hi" style:country-asian="IN" style:font-size-complex="12pt"/>
    </style:style>
    <style:style style:name="編號字元" style:family="graphic">
      <style:paragraph-properties style:text-autospace="none"/>
    </style:style>
    <style:style style:name="網際網路連結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索引" style:family="graphic">
      <style:paragraph-properties style:text-autospace="none"/>
      <style:text-properties style:font-name-asian="Lucida Sans3" style:font-family-asian="'Lucida Sans'" style:font-family-generic-asian="swiss"/>
    </style:style>
    <style:style style:name="圖表標示" style:family="graphic">
      <style:paragraph-properties fo:margin-top="0.374cm" fo:margin-bottom="0.374cm" style:text-autospace="none"/>
      <style:text-properties fo:font-size="12pt" fo:font-style="italic" style:font-name-asian="Lucida Sans3" style:font-family-asian="'Lucida Sans'" style:font-family-generic-asian="swiss" style:font-size-asian="12pt" style:font-style-asian="italic" style:font-size-complex="12pt" style:font-style-complex="italic"/>
    </style:style>
    <style:style style:name="清單" style:family="graphic">
      <style:paragraph-properties fo:margin-top="0cm" fo:margin-bottom="0.436cm" fo:line-height="115%" style:text-autospace="none"/>
      <style:text-properties style:font-name-asian="Lucida Sans3" style:font-family-asian="'Lucida Sans'" style:font-family-generic-asian="swiss"/>
    </style:style>
    <style:style style:name="內文" style:family="graphic">
      <style:paragraph-properties fo:margin-top="0cm" fo:margin-bottom="0.436cm" fo:line-height="115%" style:text-autospace="none"/>
    </style:style>
    <style:style style:name="標題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ucida Sans1" style:font-family-asian="'Lucida Sans'" style:font-pitch-asian="variable" style:font-size-asian="14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office:forms form:automatic-focus="false" form:apply-design-mode="false"/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15T18:53:35.652000000</meta:creation-date>
    <dc:date>2021-02-23T13:27:46.356000000</dc:date>
    <meta:editing-duration>PT15H59M36S</meta:editing-duration>
    <meta:editing-cycles>16</meta:editing-cycles>
    <meta:generator>LibreOffice/6.4.7.2$Windows_X86_64 LibreOffice_project/639b8ac485750d5696d7590a72ef1b496725cfb5</meta:generator>
    <meta:document-statistic meta:object-count="88"/>
  </office:meta>
</office:document-meta>
</file>